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666666" draw:fill="none"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solid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ffffff" draw:opacity="75%" draw:textarea-horizontal-align="left" draw:auto-grow-height="true" draw:auto-grow-width="true" fo:min-height="0cm" fo:min-width="0cm" draw:shadow-opacity="75%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gr8" style:family="graphic" style:parent-style-name="standard">
      <style:graphic-properties draw:stroke-dash="Ultrafine_20_Dashed"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svg:stroke-width="0.05cm" svg:stroke-color="#008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 style:list-style-name="L1">
      <style:graphic-properties draw:stroke="dash" draw:stroke-dash="Fine_20_Dashed_20__28_var_29_" svg:stroke-width="0.05cm" svg:stroke-color="#ff0000" draw:marker-start="" draw:marker-start-width="0.275cm" draw:marker-start-center="false" draw:marker-end="Arrowheads_20_1" draw:marker-end-width="0.275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dash" draw:stroke-dash="Fine_20_Dashed_20__28_var_29_" svg:stroke-width="0.05cm" svg:stroke-color="#ff0000" draw:marker-start="" draw:marker-start-width="0.275cm" draw:marker-start-center="false" draw:marker-end="Arrowheads_20_1" draw:marker-end-width="0.275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>
      <style:graphic-properties draw:stroke="none" svg:stroke-color="#000000" draw:fill="none" draw:fill-color="#ffffff" fo:min-height="1.75cm"/>
    </style:style>
    <style:style style:name="gr14" style:family="graphic" style:parent-style-name="standard">
      <style:graphic-properties draw:stroke="none" svg:stroke-color="#000000" draw:fill="none" draw:fill-color="#ffffff" fo:min-height="5cm"/>
    </style:style>
    <style:style style:name="gr15" style:family="graphic" style:parent-style-name="standard" style:list-style-name="L1">
      <style:graphic-properties draw:stroke="dash" draw:stroke-dash="Fine_20_Dashed_20__28_var_29_" svg:stroke-width="0.05cm" svg:stroke-color="#ff0000" draw:marker-start="" draw:marker-start-width="0.275cm" draw:marker-start-center="false" draw:marker-end="Arrowheads_20_1" draw:marker-end-width="0.275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dash" draw:stroke-dash="Fine_20_Dashed_20__28_var_29_" svg:stroke-width="0.05cm" svg:stroke-color="#ff0000" draw:marker-start="" draw:marker-start-width="0.275cm" draw:marker-start-center="false" draw:marker-end="Arrowheads_20_1" draw:marker-end-width="0.275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dash" draw:stroke-dash="Fine_20_Dashed_20__28_var_29_" svg:stroke-width="0.05cm" svg:stroke-color="#ff0000" draw:marker-start="" draw:marker-start-width="0.275cm" draw:marker-start-center="false" draw:marker-end="Arrowheads_20_1" draw:marker-end-width="0.275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dash" draw:stroke-dash="Fine_20_Dashed_20__28_var_29_" svg:stroke-width="0.05cm" svg:stroke-color="#ff0000" draw:marker-start="" draw:marker-start-width="0.275cm" draw:marker-start-center="false" draw:marker-end="Arrowheads_20_1" draw:marker-end-width="0.275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dash" draw:stroke-dash="Fine_20_Dashed_20__28_var_29_" svg:stroke-width="0.05cm" svg:stroke-color="#ff0000" draw:marker-start="" draw:marker-start-width="0.275cm" draw:marker-start-center="false" draw:marker-end="Arrowheads_20_1" draw:marker-end-width="0.275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dash" draw:stroke-dash="Fine_20_Dashed_20__28_var_29_" svg:stroke-width="0.05cm" svg:stroke-color="#ff0000" draw:marker-start="" draw:marker-start-width="0.275cm" draw:marker-start-center="false" draw:marker-end="Arrowheads_20_1" draw:marker-end-width="0.275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616cm" svg:height="9.231cm" svg:x="5.615cm" svg:y="5.154cm">
          <text:p/>
        </draw:rect>
        <draw:line draw:style-name="gr2" draw:text-style-name="P1" draw:layer="layout" svg:x1="7.923cm" svg:y1="5.154cm" svg:x2="7.923cm" svg:y2="12.077cm">
          <text:p/>
        </draw:line>
        <draw:custom-shape draw:style-name="gr3" draw:text-style-name="P1" draw:layer="layout" svg:width="4.616cm" svg:height="4.616cm" svg:x="5.615cm" svg:y="9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995cm" svg:height="0.988cm" svg:x="4.3cm" svg:y="4cm">
          <draw:text-box>
            <text:p>P0 (0,0)</text:p>
          </draw:text-box>
        </draw:frame>
        <draw:frame draw:style-name="gr5" draw:layer="layout" svg:width="4.202cm" svg:height="0.988cm" svg:x="6cm" svg:y="10.512cm">
          <draw:text-box>
            <text:p>P2 (20,100)</text:p>
          </draw:text-box>
        </draw:frame>
        <draw:custom-shape draw:style-name="gr6" draw:text-style-name="P1" draw:layer="layout" svg:width="0.5cm" svg:height="0.5cm" svg:x="7.6cm" svg:y="11.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" draw:layer="layout" svg:width="5.061cm" svg:height="0.988cm" svg:x="5.661cm" svg:y="14.7cm">
          <draw:text-box>
            <text:p>size = 40x120</text:p>
          </draw:text-box>
        </draw:frame>
        <draw:frame draw:style-name="gr7" draw:layer="layout" svg:width="10.5cm" svg:height="1.75cm" svg:x="3cm" svg:y="0.9cm">
          <draw:text-box>
            <text:p>Sketch of Pendulum</text:p>
          </draw:text-box>
        </draw:frame>
        <draw:frame draw:style-name="gr5" draw:layer="layout" svg:width="3.398cm" svg:height="0.988cm" svg:x="6.5cm" svg:y="5.512cm">
          <draw:text-box>
            <text:p>P1 (0,20)</text:p>
          </draw:text-box>
        </draw:frame>
        <draw:custom-shape draw:style-name="gr6" draw:text-style-name="P1" draw:layer="layout" svg:width="0.5cm" svg:height="0.5cm" svg:x="7.7cm" svg:y="4.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" draw:text-style-name="P1" draw:layer="layout" svg:width="0.5cm" svg:height="0.5cm" svg:x="5.4cm" svg:y="4.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" draw:style-name="dp1" draw:master-page-name="Default">
        <draw:rect draw:style-name="gr1" draw:text-style-name="P1" draw:layer="layout" svg:width="2cm" svg:height="4cm" svg:x="3cm" svg:y="3.2cm">
          <text:p/>
        </draw:rect>
        <draw:rect draw:style-name="gr1" draw:text-style-name="P1" draw:layer="layout" svg:width="2cm" svg:height="4cm" svg:x="12cm" svg:y="3.2cm">
          <text:p/>
        </draw:rect>
        <draw:rect draw:style-name="gr1" draw:text-style-name="P1" draw:layer="layout" svg:width="2cm" svg:height="4cm" draw:transform="rotate (-0.523598775599386) translate (4.634cm 10.068cm)">
          <text:p/>
        </draw:rect>
        <draw:line draw:style-name="gr9" draw:text-style-name="P1" draw:layer="layout" svg:x1="4cm" svg:y1="2.2cm" svg:x2="4cm" svg:y2="17.2cm">
          <text:p/>
        </draw:line>
        <draw:line draw:style-name="gr2" draw:text-style-name="P1" draw:layer="layout" svg:x1="4cm" svg:y1="3.2cm" svg:x2="4cm" svg:y2="6.2cm">
          <text:p/>
        </draw:line>
        <draw:custom-shape draw:style-name="gr10" draw:text-style-name="P1" draw:layer="layout" svg:width="2cm" svg:height="2cm" svg:x="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cm" svg:y1="3.2cm" svg:x2="13cm" svg:y2="6.2cm">
          <text:p/>
        </draw:line>
        <draw:custom-shape draw:style-name="gr10" draw:text-style-name="P1" draw:layer="layout" svg:width="2cm" svg:height="2cm" svg:x="1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1" draw:text-style-name="P2" draw:layer="layout" svg:x1="13cm" svg:y1="3.2cm" svg:x2="13cm" svg:y2="6.2cm">
            <text:p/>
          </draw:line>
          <draw:line draw:style-name="gr12" draw:text-style-name="P2" draw:layer="layout" svg:x1="13cm" svg:y1="3.2cm" svg:x2="16cm" svg:y2="3.2cm">
            <text:p/>
          </draw:line>
        </draw:g>
        <draw:line draw:style-name="gr2" draw:text-style-name="P1" draw:layer="layout" svg:x1="5.561cm" svg:y1="10.638cm" svg:x2="4cm" svg:y2="13.2cm">
          <text:p/>
        </draw:line>
        <draw:custom-shape draw:style-name="gr10" draw:text-style-name="P1" draw:layer="layout" svg:width="2cm" svg:height="2cm" draw:transform="rotate (-0.547335253426505) translate (3.666cm 11.8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3cm" svg:y1="2.2cm" svg:x2="13cm" svg:y2="17.2cm">
          <text:p/>
        </draw:line>
        <draw:frame draw:style-name="gr4" draw:text-style-name="P3" draw:layer="layout" svg:width="1.861cm" svg:height="1.237cm" svg:x="1.3cm" svg:y="2.7cm">
          <draw:text-box>
            <text:p><text:span text:style-name="T1">(1)</text:span></text:p>
          </draw:text-box>
        </draw:frame>
        <draw:frame draw:style-name="gr4" draw:text-style-name="P3" draw:layer="layout" svg:width="1.861cm" svg:height="1.237cm" svg:x="8.101cm" svg:y="2.701cm">
          <draw:text-box>
            <text:p><text:span text:style-name="T1">(2)</text:span></text:p>
          </draw:text-box>
        </draw:frame>
        <draw:frame draw:style-name="gr4" draw:text-style-name="P3" draw:layer="layout" svg:width="1.861cm" svg:height="1.237cm" svg:x="1.302cm" svg:y="9.702cm">
          <draw:text-box>
            <text:p><text:span text:style-name="T1">(3)</text:span></text:p>
          </draw:text-box>
        </draw:frame>
        <draw:frame draw:style-name="gr4" draw:text-style-name="P3" draw:layer="layout" svg:width="1.861cm" svg:height="1.237cm" svg:x="8.103cm" svg:y="9.703cm">
          <draw:text-box>
            <text:p><text:span text:style-name="T1">(4)</text:span></text:p>
          </draw:text-box>
        </draw:frame>
        <draw:frame draw:style-name="gr13" draw:layer="layout" svg:width="8.5cm" svg:height="11.306cm" svg:x="1.5cm" svg:y="18.6cm">
          <draw:text-box>
            <text:p>(1) boundingRect() { return QRectF(-20,-100, 40, 120); }</text:p>
            <text:p/>
            <text:p>p.drawEllipse(0,0,20,20)</text:p>
            <text:p>p.drawLine(0,0,0,-100)</text:p>
            <text:p/>
            <text:p>(3)</text:p>
            <text:p>// rotate around P(0,0)</text:p>
            <text:p>p.rotate(30)</text:p>
            <text:p/>
            <text:p>// correct</text:p>
            <text:p>p.translate(0,-100)</text:p>
            <text:p>p.rotate(30)</text:p>
            <text:p>p.translate(0,100)</text:p>
          </draw:text-box>
        </draw:frame>
        <draw:frame draw:style-name="gr13" draw:layer="layout" svg:width="8.5cm" svg:height="9.095cm" svg:x="10cm" svg:y="18.5cm">
          <draw:text-box>
            <text:p>(2) boundingRect() {return QRectF(-20,0,40,120); }</text:p>
            <text:p/>
            <text:p>p.drawEllipse(0,100,20,20)</text:p>
            <text:p>p.drawLine(0,0,0,100)</text:p>
            <text:p/>
            <text:p/>
            <text:p>(4)</text:p>
            <text:p>// around line start P(0,0)</text:p>
            <text:p>p.rotate(30)</text:p>
          </draw:text-box>
        </draw:frame>
        <draw:frame draw:style-name="gr14" draw:layer="layout" svg:width="9.5cm" svg:height="5.41cm" svg:x="22cm" svg:y="4cm">
          <draw:text-box>
            <text:p><text:span text:style-name="T2">QRectF boundingRect()</text:span></text:p>
            <text:p>- Influences drawing code</text:p>
            <text:p>- Influences transform origin</text:p>
            <text:p/>
            <text:p><text:span text:style-name="T3">You are free to choose. Choose wisley!</text:span></text:p>
          </draw:text-box>
        </draw:frame>
        <draw:frame draw:style-name="gr7" draw:layer="layout" svg:width="10.5cm" svg:height="1.75cm" svg:x="5.5cm" svg:y="0.25cm">
          <draw:text-box>
            <text:p>Implications of boundingRect</text:p>
          </draw:text-box>
        </draw:frame>
        <draw:g>
          <draw:line draw:style-name="gr15" draw:text-style-name="P2" draw:layer="layout" svg:x1="4cm" svg:y1="6.2cm" svg:x2="4cm" svg:y2="9.2cm">
            <text:p/>
          </draw:line>
          <draw:line draw:style-name="gr16" draw:text-style-name="P2" draw:layer="layout" svg:x1="4cm" svg:y1="6.2cm" svg:x2="7cm" svg:y2="6.2cm">
            <text:p/>
          </draw:line>
        </draw:g>
        <draw:g>
          <draw:line draw:style-name="gr17" draw:text-style-name="P2" draw:layer="layout" svg:x1="4.051cm" svg:y1="13.151cm" svg:x2="2.551cm" svg:y2="15.749cm">
            <text:p/>
          </draw:line>
          <draw:line draw:style-name="gr18" draw:text-style-name="P2" draw:layer="layout" svg:x1="4.051cm" svg:y1="13.151cm" svg:x2="6.649cm" svg:y2="14.651cm">
            <text:p/>
          </draw:line>
        </draw:g>
        <draw:rect draw:style-name="gr1" draw:text-style-name="P1" draw:layer="layout" svg:width="2cm" svg:height="4cm" draw:transform="rotate (-0.523598775599386) translate (12.234cm 10.368cm)">
          <text:p/>
        </draw:rect>
        <draw:line draw:style-name="gr2" draw:text-style-name="P1" draw:layer="layout" svg:x1="13.1cm" svg:y1="10.868cm" svg:x2="11.6cm" svg:y2="13.466cm">
          <text:p/>
        </draw:line>
        <draw:custom-shape draw:style-name="gr10" draw:text-style-name="P1" draw:layer="layout" svg:width="2cm" svg:height="2cm" draw:transform="rotate (-0.523598775599386) translate (11.234cm 12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9" draw:text-style-name="P2" draw:layer="layout" svg:x1="13.1cm" svg:y1="10.902cm" svg:x2="11.6cm" svg:y2="13.5cm">
            <text:p/>
          </draw:line>
          <draw:line draw:style-name="gr20" draw:text-style-name="P2" draw:layer="layout" svg:x1="13.1cm" svg:y1="10.902cm" svg:x2="15.698cm" svg:y2="12.40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05T07:58:47</meta:creation-date>
    <dc:date>2010-05-05T11:56:37.90</dc:date>
    <meta:editing-duration>PT00H50M45S</meta:editing-duration>
    <meta:editing-cycles>16</meta:editing-cycles>
    <meta:generator>OpenOffice.org/3.2$Win32 OpenOffice.org_project/320m12$Build-9483</meta:generator>
    <dc:creator>Alan Ezust</dc:creator>
    <meta:document-statistic meta:object-count="45"/>
  </office:meta>
</office:document-meta>
</file>